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98e" officeooo:paragraph-rsid="0011f9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éer u fichier txt nommé txt avec un contenu deda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9:14:35.793114455</meta:creation-date>
    <dc:date>2021-12-27T19:15:31.703164828</dc:date>
    <meta:editing-duration>PT56S</meta:editing-duration>
    <meta:editing-cycles>1</meta:editing-cycles>
    <meta:document-statistic meta:table-count="0" meta:image-count="0" meta:object-count="0" meta:page-count="1" meta:paragraph-count="1" meta:word-count="10" meta:character-count="52" meta:non-whitespace-character-count="43"/>
    <meta:generator>LibreOffice/6.4.7.2$Linux_X86_64 LibreOffice_project/40$Build-2</meta:generator>
  </office:meta>
</office:document-meta>
</file>